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207CC8DA64.jpg" manifest:media-type=""/>
  <manifest:file-entry manifest:full-path="Pictures/1000000000000500000003207A688420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egoe UI" svg:font-family="'Segoe UI', sans-serif"/>
    <style:font-face style:name="Times New Roman" svg:font-family="'Times New Roman', 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58711" officeooo:paragraph-rsid="00158711"/>
    </style:style>
    <style:style style:name="P2" style:family="paragraph" style:parent-style-name="Standard">
      <style:text-properties officeooo:rsid="00160d59" officeooo:paragraph-rsid="00160d59"/>
    </style:style>
    <style:style style:name="P3" style:family="paragraph" style:parent-style-name="Standard">
      <style:text-properties officeooo:rsid="0017d0a9" officeooo:paragraph-rsid="0017d0a9"/>
    </style:style>
    <style:style style:name="P4" style:family="paragraph" style:parent-style-name="Standard">
      <style:text-properties officeooo:rsid="0017d0a9" officeooo:paragraph-rsid="00182075"/>
    </style:style>
    <style:style style:name="P5" style:family="paragraph" style:parent-style-name="Standard">
      <style:text-properties officeooo:rsid="00182075" officeooo:paragraph-rsid="00182075"/>
    </style:style>
    <style:style style:name="P6" style:family="paragraph" style:parent-style-name="Standard">
      <style:text-properties officeooo:rsid="00199612" officeooo:paragraph-rsid="00199612"/>
    </style:style>
    <style:style style:name="P7" style:family="paragraph" style:parent-style-name="Standard">
      <style:text-properties officeooo:rsid="00199612" officeooo:paragraph-rsid="001e4c67"/>
    </style:style>
    <style:style style:name="P8" style:family="paragraph" style:parent-style-name="Standard">
      <style:text-properties officeooo:rsid="00199612" officeooo:paragraph-rsid="001f2eff"/>
    </style:style>
    <style:style style:name="P9" style:family="paragraph" style:parent-style-name="Standard">
      <style:text-properties officeooo:rsid="00199612" officeooo:paragraph-rsid="0026bd77"/>
    </style:style>
    <style:style style:name="P10" style:family="paragraph" style:parent-style-name="Standard">
      <style:text-properties officeooo:paragraph-rsid="0019fef1"/>
    </style:style>
    <style:style style:name="P11" style:family="paragraph" style:parent-style-name="Standard">
      <style:text-properties officeooo:rsid="0019fef1" officeooo:paragraph-rsid="0019fef1"/>
    </style:style>
    <style:style style:name="P12" style:family="paragraph" style:parent-style-name="Standard">
      <style:text-properties style:font-name="Segoe UI" fo:font-size="10pt" fo:language="en" fo:country="US" officeooo:rsid="0019fef1" officeooo:paragraph-rsid="0019fef1"/>
    </style:style>
    <style:style style:name="P13" style:family="paragraph" style:parent-style-name="Standard">
      <style:text-properties officeooo:rsid="001e4c67" officeooo:paragraph-rsid="001e4c67"/>
    </style:style>
    <style:style style:name="P14" style:family="paragraph" style:parent-style-name="Standard">
      <style:text-properties officeooo:rsid="001f2eff" officeooo:paragraph-rsid="001f2eff"/>
    </style:style>
    <style:style style:name="P15" style:family="paragraph" style:parent-style-name="Standard">
      <style:text-properties officeooo:paragraph-rsid="0022b1ca"/>
    </style:style>
    <style:style style:name="P16" style:family="paragraph" style:parent-style-name="Standard">
      <style:text-properties fo:font-style="italic" fo:font-weight="bold" officeooo:rsid="0022d26b" officeooo:paragraph-rsid="001e4c67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style="italic" fo:font-weight="bold" officeooo:rsid="0022d26b" officeooo:paragraph-rsid="00199612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font-style="italic" fo:font-weight="bold" officeooo:rsid="0022d26b" officeooo:paragraph-rsid="0019fef1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fo:font-weight="bold" officeooo:rsid="0022d26b" officeooo:paragraph-rsid="00182075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rsid="0022d26b" officeooo:paragraph-rsid="0017d0a9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italic" fo:font-weight="bold" officeooo:rsid="0022d26b" officeooo:paragraph-rsid="0022d26b" style:font-style-asian="italic" style:font-weight-asian="bold" style:font-style-complex="italic" style:font-weight-complex="bold"/>
    </style:style>
    <style:style style:name="P22" style:family="paragraph" style:parent-style-name="Standard">
      <style:text-properties officeooo:rsid="0022d26b" officeooo:paragraph-rsid="0022d26b"/>
    </style:style>
    <style:style style:name="P23" style:family="paragraph" style:parent-style-name="Standard">
      <style:text-properties officeooo:rsid="00261650" officeooo:paragraph-rsid="00261650"/>
    </style:style>
    <style:style style:name="P24" style:family="paragraph" style:parent-style-name="Standard">
      <style:text-properties officeooo:rsid="0027e43f" officeooo:paragraph-rsid="0027e43f"/>
    </style:style>
    <style:style style:name="P25" style:family="paragraph" style:parent-style-name="Standard">
      <style:text-properties officeooo:rsid="00199612" officeooo:paragraph-rsid="00199612"/>
    </style:style>
    <style:style style:name="P26" style:family="paragraph" style:parent-style-name="Standard">
      <style:text-properties officeooo:rsid="00199612" officeooo:paragraph-rsid="0029c2ba"/>
    </style:style>
    <style:style style:name="T1" style:family="text">
      <style:text-properties officeooo:rsid="00182075"/>
    </style:style>
    <style:style style:name="T2" style:family="text">
      <style:text-properties officeooo:rsid="0019fef1"/>
    </style:style>
    <style:style style:name="T3" style:family="text">
      <style:text-properties style:font-name="Segoe UI" fo:font-size="10pt" fo:language="en" fo:country="US" officeooo:rsid="0019fef1"/>
    </style:style>
    <style:style style:name="T4" style:family="text">
      <style:text-properties style:font-name="Segoe UI" fo:font-size="10pt" fo:language="en" fo:country="US" officeooo:rsid="001c72da"/>
    </style:style>
    <style:style style:name="T5" style:family="text">
      <style:text-properties style:font-name="Segoe UI" fo:font-size="10pt" fo:language="en" fo:country="US" officeooo:rsid="0022b1ca"/>
    </style:style>
    <style:style style:name="T6" style:family="text">
      <style:text-properties style:font-name="Times New Roman" fo:font-size="12pt" fo:language="en" fo:country="US" officeooo:rsid="0019fef1"/>
    </style:style>
    <style:style style:name="T7" style:family="text">
      <style:text-properties officeooo:rsid="001e4c67"/>
    </style:style>
    <style:style style:name="T8" style:family="text">
      <style:text-properties officeooo:rsid="001f2eff"/>
    </style:style>
    <style:style style:name="T9" style:family="text">
      <style:text-properties officeooo:rsid="001fa8df"/>
    </style:style>
    <style:style style:name="T10" style:family="text">
      <style:text-properties officeooo:rsid="0021389b"/>
    </style:style>
    <style:style style:name="T11" style:family="text">
      <style:text-properties officeooo:rsid="00261650"/>
    </style:style>
    <style:style style:name="T12" style:family="text">
      <style:text-properties officeooo:rsid="0026bd77"/>
    </style:style>
    <style:style style:name="T13" style:family="text">
      <style:text-properties officeooo:rsid="0029c2b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oid tips</text:p>
      <text:p text:style-name="P1"/>
      <text:p text:style-name="P1">1\ about output log </text:p>
      <text:p text:style-name="P1"><text:s text:c="3"/>C/C++: 就用ALOGI/ALOGD/ALOGW/ALOGE； </text:p>
      <text:p text:style-name="P1"><text:s text:c="3"/>JAVA: 就用Log.i/Log.d/Log.w/Log.e.</text:p>
      <text:p text:style-name="P1"/>
      <text:p text:style-name="P2">2\ Binder机制</text:p>
      <text:p text:style-name="P2">数据传输的流程是这样的： </text:p>
      <text:p text:style-name="P2">1. Client将数据从用户空间传输到Binder驱动； </text:p>
      <text:p text:style-name="P2">2. Binder驱动将第1步得到的数据拷贝到Service通过mmap申请得到的那块物理空间； </text:p>
      <text:p text:style-name="P2">3. Binder驱动将第2步得到的物理空间对应的虚拟地址传递给Service的用户空间； </text:p>
      <text:p text:style-name="P2">4. Service的用户空间通过Binder驱动传递过来的虚拟地址来访问Client传输过来的数据。 </text:p>
      <text:p text:style-name="P2">整个过程只有第2步是需要拷贝数据的，这也是Binder进程间通信机制的精华所在。</text:p>
      <text:p text:style-name="P2"/>
      <text:p text:style-name="P2"/>
      <text:p text:style-name="P3">===================================================</text:p>
      <text:p text:style-name="P3"/>
      <text:p text:style-name="P20">1\ paul@paul-Workstation:~/work/wifi_android$ adb shell </text:p>
      <text:p text:style-name="P3">* daemon not running. starting it now on port 5037 * </text:p>
      <text:p text:style-name="P3">* daemon started successfully * </text:p>
      <text:p text:style-name="P3">error: insufficient permissions for device </text:p>
      <text:p text:style-name="P3"/>
      <text:p text:style-name="P3">So you probably need to do “adb start-server” as root first: </text:p>
      <text:p text:style-name="P3"/>
      <text:p text:style-name="P3">ubuntu$ sudo ./out/host/linux-x86/bin/adb kill-server </text:p>
      <text:p text:style-name="P3">ubuntu$ sudo ./out/host/linux-x86/bin/adb start-server </text:p>
      <text:p text:style-name="P3">* daemon not running. starting it now * </text:p>
      <text:p text:style-name="P3">* daemon started successfully * </text:p>
      <text:p text:style-name="P3">ubuntu$ ./out/host/linux-x86/bin/adb shell</text:p>
      <text:p text:style-name="P3"/>
      <text:p text:style-name="P19">2\ Start the ENV for Windows</text:p>
      <text:p text:style-name="P5">copy this directory to windows:</text:p>
      <text:p text:style-name="P5">wifi_android/vendor/qcom/proprietary/usb/host</text:p>
      <text:p text:style-name="P5">and install the USB driver, also this directory includes the adb.ext and fastboot.exe tools, you could copy the tools and dll to windows/win32 directory.</text:p>
      <text:p text:style-name="P5"/>
      <text:p text:style-name="P4"><text:span text:style-name="T1">Get other QCOM tools from here: </text:span><text:a xlink:type="simple" xlink:href="smb://cold/tools/Installers"><text:span text:style-name="T1">\\cold\tools\Installers</text:span></text:a></text:p>
      <text:p text:style-name="P5">Such as QXDM, QPST, <text:span text:style-name="T9">CrashScope </text:span><text:span text:style-name="T10">and USB driver</text:span> </text:p>
      <text:p text:style-name="P5"/>
      <text:p text:style-name="P18">3\ About flash the single image (ref to the flowing pic) [QPST]</text:p>
      <text:p text:style-name="P11">a\ starting QPST Configuration and eMMC Software Download app</text:p>
      <text:p text:style-name="P10"><text:span text:style-name="T2">b\ </text:span><text:a xlink:type="simple" xlink:href="smb://qrdshare/qrd_projects/cdt/phase2/emmc_cdt_program_script_qrd/qpst/sahara.xml">\\qrdshare\qrd_projects\cdt\phase2\emmc_cdt_program_script_qrd\qpst\sahara.xml</text:a><text:span text:style-name="T3"> <text:s/></text:span><text:span text:style-name="T5">(for 8x26)</text:span></text:p>
      <text:p text:style-name="P15"><text:a xlink:type="simple" xlink:href="smb://10.231.203.64/qrd-metabuild/8x10_metabuild/M8610AAAAAWLGD1020039/Images/sahara.xml">\\10.231.203.64\qrd-metabuild\8x10_metabuild\M8610AAAAAWLGD1020039\Images\sahara.xml</text:a><text:span text:style-name="T5"> (for 8x10/8x12)</text:span></text:p>
      <text:p text:style-name="P12">c\ Do not choise “Program Boot Loaders”</text:p>
      <text:p text:style-name="P12">d\ Click Build Contents … <text:s/>and Put in this:</text:p>
      <text:p text:style-name="P10"><text:span text:style-name="T3"><text:s text:c="5"/></text:span><text:a xlink:type="simple" xlink:href="smb://sun/builds501/TEST/M8626AAAAANLGD1620061H.2"><text:span text:style-name="T6">\\sun\builds501\TEST\M8626AAAAANLGD1620061H.2</text:span></text:a></text:p>
      <text:p text:style-name="P12"><text:s text:c="4"/>then choise “contents.xml” <text:s/>click “Open”</text:p>
      <text:p text:style-name="P12"><text:s text:c="4"/>then choise “asic” <text:s/>click “OK”</text:p>
      <text:p text:style-name="P12">e\ Click “Switch device to DLOAD...” and click “OK”</text:p>
      <text:p text:style-name="P12"><text:soft-page-break/>f\ <text:s/>Wait a moment, and click “Disable”</text:p>
      <text:p text:style-name="P12">g\ Choise the line “Qualcomm MMC ...” </text:p>
      <text:p text:style-name="P12">h\ Then click “Download”</text:p>
      <text:p text:style-name="P10"><text:span text:style-name="T3">i\ </text:span><text:span text:style-name="T4">W</text:span><text:span text:style-name="T3">aiting to the end …</text:span></text:p>
      <text:p text:style-name="P12"><draw:frame draw:style-name="fr1" draw:name="graphics1" text:anchor-type="paragraph" svg:width="6.9252in" svg:height="4.328in" draw:z-index="0"><draw:image xlink:href="Pictures/1000000000000500000003207A688420.jpg" xlink:type="simple" xlink:show="embed" xlink:actuate="onLoad"/></draw:frame></text:p>
      <text:p text:style-name="P12"/>
      <text:p text:style-name="P5"/>
      <text:p text:style-name="P17">4\ How to flash the image:</text:p>
      <text:p text:style-name="P6">adb reboot bootloader </text:p>
      <text:p text:style-name="P26"><text:span text:style-name="T13">sudo ./out/host/linux-x86/bin/fastboot flash aboot out/target/product/msm8226/emmc_appsboot.mbn</text:span></text:p>
      <text:p text:style-name="P23">sudo ./out/host/linux-x86/bin/fastboot flash system out/target/product/msm8226/system.img</text:p>
      <text:p text:style-name="P9"><text:span text:style-name="T11">sudo ./out/host/linux-x86/bin/fastboot flash </text:span><text:span text:style-name="T12">userdata</text:span><text:span text:style-name="T11"> out/target/product/msm8226/</text:span><text:span text:style-name="T12">userdata</text:span><text:span text:style-name="T11">.img</text:span></text:p>
      <text:p text:style-name="P9"><text:span text:style-name="T11">sudo ./out/host/linux-x86/bin/fastboot flash </text:span><text:span text:style-name="T12">boot</text:span><text:span text:style-name="T11"> out/target/product/msm8226/</text:span><text:span text:style-name="T12">boot</text:span><text:span text:style-name="T11">.img</text:span></text:p>
      <text:p text:style-name="P9"><text:span text:style-name="T11">sudo ./out/host/linux-x86/bin/fastboot </text:span>reboot</text:p>
      <text:p text:style-name="P9"/>
      <text:p text:style-name="P24">After finishing, try to enter the debug mode:</text:p>
      <text:p text:style-name="P24">Settings - - &gt; About phone - - &gt; Quickly clink on “Build number ...” about 5 times - - &gt; go back, then you will find the “Developer options” - - &gt; <text:s/>choise “USB debugging” </text:p>
      <text:p text:style-name="P24"/>
      <text:p text:style-name="P6"/>
      <text:p text:style-name="P16">5\ Use tr32 to trace the crash issue</text:p>
      <text:p text:style-name="P7"><text:span text:style-name="T7">a\ git clone </text:span><text:a xlink:type="simple" xlink:href="mailto:git@10.231.217.37"><text:span text:style-name="T7">git@10.231.217.37</text:span></text:a><text:span text:style-name="T7">:wifi_doc.git</text:span></text:p>
      <text:p text:style-name="P13">b\ go to dir wifi_doc/debug</text:p>
      <text:p text:style-name="P13">c\ uncompress RIVA_Debugging.7z</text:p>
      <text:p text:style-name="P13">d\ go to dir RIVA_Debugging/ARM Simulator, <text:s/>right click, then do as</text:p>
      <text:p text:style-name="P13"><text:s text:c="4"/></text:p>
      <text:p text:style-name="P13"><draw:frame draw:style-name="fr2" draw:name="graphics2" text:anchor-type="paragraph" svg:width="6.9252in" svg:height="4.328in" draw:z-index="1"><draw:image xlink:href="Pictures/1000000000000500000003207CC8DA64.jpg" xlink:type="simple" xlink:show="embed" xlink:actuate="onLoad"/></draw:frame><text:soft-page-break/></text:p>
      <text:p text:style-name="P13">e\ double click: <text:s/>ARM Simulator</text:p>
      <text:p text:style-name="P13">f\ in the command line:</text:p>
      <text:p text:style-name="P7"><text:span text:style-name="T7"><text:s text:c="4"/>cd </text:span><text:a xlink:type="simple" xlink:href="../../../../../../../c:/"><text:span text:style-name="T7">c:\</text:span></text:a><text:span text:style-name="T7">....\wifi_doc\debug</text:span></text:p>
      <text:p text:style-name="P13"><text:s text:c="4"/>do load_pronto.cmm</text:p>
      <text:p text:style-name="P13"><text:s text:c="4"/></text:p>
      <text:p text:style-name="P7"><text:span text:style-name="T7"><text:s text:c="4"/></text:span><text:span text:style-name="T8">(From crashScope.exe)</text:span></text:p>
      <text:p text:style-name="P8"><text:span text:style-name="T8"><text:s text:c="4"/>10:24:05.692 <text:s/>Processing log folder </text:span><text:a xlink:type="simple" xlink:href="smb://asw-wlan-hrs/Shared/CR_MSBug/CR/CR552644/191494_DedicatedDump_7_1"><text:span text:style-name="T8">\\asw-wlan-hrs\Shared\CR_MSBug\CR\CR552644\191494_DedicatedDump_7_1</text:span></text:a><text:span text:style-name="T8"> <text:s text:c="3"/>//wlan0.bin</text:span></text:p>
      <text:p text:style-name="P14"/>
      <text:p text:style-name="P8"><text:span text:style-name="T8">10:23:55.193 <text:s text:c="8"/>WCNSS <text:s text:c="4"/>: </text:span><text:a xlink:type="simple" xlink:href="smb://dreyers/builds491/PROD/M8626AAAAANAZW140126.1"><text:span text:style-name="T8">\\dreyers\builds491\PROD\M8626AAAAANAZW140126.1</text:span></text:a><text:span text:style-name="T8"> </text:span></text:p>
      <text:p text:style-name="P14">// wcnss_proc\build\ms\8x26_PRONTO.elf</text:p>
      <text:p text:style-name="P14"/>
      <text:p text:style-name="P21">6\ How to fix the country code as CN</text:p>
      <text:p text:style-name="P22">a\ add this option to the file WCNCSS_qcom_cfg.ini </text:p>
      <text:p text:style-name="P22"><text:s text:c="3"/>gCountryCodePriority=1 </text:p>
      <text:p text:style-name="P22">b\ adb shell </text:p>
      <text:p text:style-name="P22"><text:s text:c="3"/>$ su </text:p>
      <text:p text:style-name="P22"><text:s text:c="3"/># wpa_cli -pwlan0 -iwlan0 </text:p>
      <text:p text:style-name="P22"><text:s text:c="3"/>&gt; driver country CN <text:s text:c="10"/>//Notice, if the wifi turns off and then turns on, please issue the command again.</text:p>
      <text:p text:style-name="P22"/>
      <text:p text:style-name="P21">7\ How to update the firmware</text:p>
      <text:p text:style-name="P22">Pronto firmware upload for the 8x26 phone </text:p>
      <text:p text:style-name="P22">adb shell mount -t vfat -o remount,rw /dev/block/platform/msm_sdcc.1/mmcblk0p1 /firmware </text:p>
      <text:p text:style-name="P22">adb push &lt;path_to_your_split_images&gt; /firmware/image/ </text:p>
      <text:p text:style-name="P22"><text:soft-page-break/>adb shell sync </text:p>
      <text:p text:style-name="P22">adb reboo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Segoe UI" svg:font-family="'Segoe UI', sans-serif"/>
    <style:font-face style:name="Times New Roman" svg:font-family="'Times New Roman', 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Zhang</meta:initial-creator>
    <meta:creation-date>2013-09-18T13:53:08</meta:creation-date>
    <meta:generator>LibreOffice/4.0.2.2$Linux_X86_64 LibreOffice_project/400m0$Build-2</meta:generator>
    <dc:date>2013-10-24T09:18:29</dc:date>
    <meta:editing-duration>PT23M47S</meta:editing-duration>
    <meta:editing-cycles>19</meta:editing-cycles>
    <dc:creator>Paul Zhang</dc:creator>
    <meta:document-statistic meta:table-count="0" meta:image-count="2" meta:object-count="0" meta:page-count="4" meta:paragraph-count="79" meta:word-count="592" meta:character-count="3694" meta:non-whitespace-character-count="3218"/>
  </office:meta>
</office:document-meta>
</file>